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fo:color="#000000" loext:opacity="100%" style:font-name="Calibri" fo:font-size="12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fo:color="#000000" loext:opacity="100%" style:font-name="Calibri" fo:font-size="12pt" fo:font-weight="normal" fo:background-color="transparent" loext:char-shading-value="0" style:font-name-asian="Calibri" style:font-name-complex="Calibri"/>
    </style:style>
    <style:style style:name="T2" style:family="text">
      <style:text-properties fo:color="#000000" loext:opacity="100%" style:font-name="Calibri" fo:font-size="18pt" fo:font-weight="normal" fo:background-color="transparent" loext:char-shading-value="0" style:font-name-asian="Calibri" style:font-name-complex="Calibri"/>
    </style:style>
    <style:style style:name="T3" style:family="text">
      <style:text-properties fo:color="#000000" loext:opacity="10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" style:family="text">
      <style:text-properties fo:color="#000000" loext:opacity="100%" style:font-name="Liberation Serif" fo:font-size="18pt" fo:font-weight="normal" fo:background-color="transparent" loext:char-shading-value="0" style:font-name-asian="Liberation Serif" style:font-name-complex="Liberation Serif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officeooo:rsid="000476e1" style:font-name-asian="Liberation Serif" style:font-name-complex="Liberation Serif"/>
    </style:style>
    <style:style style:name="T7" style:family="text">
      <style:text-properties style:font-name="Liberation Serif" fo:language="en" fo:country="US" officeooo:rsid="000476e1" style:font-name-asian="Liberation Serif" style:font-name-complex="Liberation Serif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енисов</text:span><text:span text:style-name="T3"> </text:span><text:span text:style-name="T1">Виктор</text:span></text:p>
      <text:p text:style-name="P1"><text:span text:style-name="T1">Б</text:span><text:span text:style-name="T3">21-221</text:span></text:p>
      <text:p text:style-name="P1"><text:span text:style-name="T2">Задание</text:span><text:span text:style-name="T4"> 3</text:span></text:p>
      <text:p text:style-name="P1"><text:span text:style-name="T1">Расчет</text:span><text:span text:style-name="T3"> </text:span><text:span text:style-name="T1">теплопроводности</text:span><text:span text:style-name="T3"> </text:span><text:span text:style-name="T1">в</text:span><text:span text:style-name="T3"> OpenFoam </text:span><text:span text:style-name="T1">на</text:span><text:span text:style-name="T3"> </text:span><text:span text:style-name="T1">геометрии</text:span><text:span text:style-name="T3"> </text:span><text:span text:style-name="T1">из</text:span><text:span text:style-name="T3"> </text:span><text:span text:style-name="T1">предыдущего</text:span><text:span text:style-name="T3"> </text:span><text:span text:style-name="T1">задания</text:span><text:span text:style-name="T3">.</text:span></text:p>
      <text:p text:style-name="P2">Стационарное состояние.<text:span text:style-name="T5"> </text:span><text:span text:style-name="T7">laplacianFoam</text:span></text:p>
      <text:p text:style-name="P1"><draw:frame draw:style-name="fr1" draw:name="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График вдоль линии.</text:p>
      <text:p text:style-name="P3"/>
      <text:p text:style-name="P3"/>
      <text:p text:style-name="P1"><text:soft-page-break/><draw:frame draw:style-name="fr1" draw:name="2" text:anchor-type="as-char" svg:width="0cm" style:rel-width="scale" svg:height="0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7:01:39.856000000</dc:date>
    <meta:editing-duration>PT1M23S</meta:editing-duration>
    <meta:editing-cycles>1</meta:editing-cycles>
    <meta:document-statistic meta:table-count="0" meta:image-count="0" meta:object-count="2" meta:page-count="2" meta:paragraph-count="8" meta:word-count="20" meta:character-count="157" meta:non-whitespace-character-count="143"/>
    <meta:generator>LibreOffice/7.4.0.3$Windows_X86_64 LibreOffice_project/f85e47c08ddd19c015c0114a68350214f7066f5a</meta:generator>
  </office:meta>
</office:document-meta>
</file>